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in"/>
    </style:style>
    <style:style style:name="co3" style:family="table-column">
      <style:table-column-properties fo:break-before="auto" style:column-width="3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out1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Vout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2]*[.B2]"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C2]*[.D2]" office:value-type="float" office:value="3500" calcext:value-type="float">
            <text:p>35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0.000000001" office:value-type="float" office:value="0.000000001" calcext:value-type="float">
            <text:p>0.00000000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quency</text:p>
          </table:table-cell>
          <table:table-cell table:style-name="ce3" table:formula="of:=1.44/(([.D6]+(2*[.D7]))*[.D8])" office:value-type="float" office:value="119008.26446281" calcext:value-type="float">
            <text:p>119008.264462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table:formula="of:=0.693*(([.D6]+(2*[.D7]))*[.D8])" office:value-type="float" office:value="0.0000083853" calcext:value-type="float">
            <text:p>0.00000838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iver duty cycle</text:p>
          </table:table-cell>
          <table:table-cell table:formula="of:=[.D7]/([.D6]+(2*[.D7]))" office:value-type="float" office:value="0.388429752066116" calcext:value-type="float">
            <text:p>0.3884297520661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aveform duty cycle</text:p>
          </table:table-cell>
          <table:table-cell table:style-name="ce3" table:formula="of:=1-[.D7]/([.D6]+(2*[.D7]))" office:value-type="float" office:value="0.611570247933884" calcext:value-type="float">
            <text:p>0.6115702479338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</text:p>
          </table:table-cell>
          <table:table-cell table:formula="of:=0.693*([.D6]+[.D7])*[.D8]" office:value-type="float" office:value="0.0000051282" calcext:value-type="float">
            <text:p>0.00000512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l</text:p>
          </table:table-cell>
          <table:table-cell table:formula="of:=0.693*[.D7]*[.D8]" office:value-type="float" office:value="0.0000032571" calcext:value-type="float">
            <text:p>0.0000032571</text:p>
          </table:table-cell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6:16:14.511092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3:24:21.689285800</meta:creation-date>
    <dc:date>2024-11-24T22:45:30.069355077</dc:date>
    <meta:editing-duration>P1DT16H29M14S</meta:editing-duration>
    <meta:editing-cycles>9</meta:editing-cycles>
    <meta:generator>LibreOffice/24.2.6.2$Linux_X86_64 LibreOffice_project/420$Build-2</meta:generator>
    <meta:document-statistic meta:table-count="1" meta:cell-count="28" meta:object-count="0"/>
  </office:meta>
</office:document-meta>
</file>